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7.667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54cm" svg:x="7.667cm" svg:y="26.165cm">
          <text:p text:style-name="P1">Exi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43cm" svg:height="1.905cm" svg:x="4.492cm" svg:y="5.915cm">
          <text:p text:style-name="P1">Ask for radius</text:p>
          <text:p text:style-name="P1">Store in radius variab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3.335cm" svg:height="1.905cm" svg:x="3.54cm" svg:y="12.565cm">
          <text:p text:style-name="P1">Print “Area: &lt;area&gt;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1.43cm" svg:height="1.27cm" svg:x="4.492cm" svg:y="15.305cm">
          <text:p text:style-name="P1">Print newli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1.43cm" svg:height="3.175cm" svg:x="4.492cm" svg:y="17.41cm">
          <text:p text:style-name="P1">Compute circumference: <text:line-break/>2 * &lt;pi&gt; * &lt;radius&gt;<text:line-break/>store result in circumference variable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.905cm" svg:x="1.635cm" svg:y="21.42cm">
          <text:p text:style-name="P1">Print “Circumference: &lt;circumference&gt;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89cm" svg:height="3.175cm" svg:x="5.762cm" svg:y="8.555cm">
          <text:p text:style-name="P1">Compute area: <text:line-break/>&lt;pi&gt; * &lt;pi&gt; * &lt;radius&gt;<text:line-break/>store result in area variable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27cm" svg:x="4.492cm" svg:y="24.16cm">
          <text:p text:style-name="P1">Print newli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89cm" svg:height="1.27cm" svg:x="5.762cm" svg:y="3.975cm">
          <text:p text:style-name="P1">Store 3.14 in pi variabl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207cm" svg:y1="3.54cm" svg:x2="10.207cm" svg:y2="4.175cm">
          <text:p/>
        </draw:line>
        <draw:line draw:style-name="gr2" draw:text-style-name="P1" draw:layer="layout" svg:x1="10.207cm" svg:y1="4.81cm" svg:x2="10.207cm" svg:y2="6.08cm">
          <text:p/>
        </draw:line>
        <draw:line draw:style-name="gr2" draw:text-style-name="P1" draw:layer="layout" svg:x1="10.207cm" svg:y1="7.985cm" svg:x2="10.207cm" svg:y2="8.62cm">
          <text:p/>
        </draw:line>
        <draw:line draw:style-name="gr2" draw:text-style-name="P1" draw:layer="layout" svg:x1="10.207cm" svg:y1="11.795cm" svg:x2="10.207cm" svg:y2="13.065cm">
          <text:p/>
        </draw:line>
        <draw:line draw:style-name="gr2" draw:text-style-name="P1" draw:layer="layout" svg:x1="10.207cm" svg:y1="14.335cm" svg:x2="10.207cm" svg:y2="15.605cm">
          <text:p/>
        </draw:line>
        <draw:line draw:style-name="gr2" draw:text-style-name="P1" draw:layer="layout" svg:x1="10.207cm" svg:y1="16.24cm" svg:x2="10.207cm" svg:y2="17.51cm">
          <text:p/>
        </draw:line>
        <draw:line draw:style-name="gr2" draw:text-style-name="P1" draw:layer="layout" svg:x1="10.207cm" svg:y1="20.685cm" svg:x2="10.207cm" svg:y2="21.32cm">
          <text:p/>
        </draw:line>
        <draw:line draw:style-name="gr2" draw:text-style-name="P1" draw:layer="layout" svg:x1="10.207cm" svg:y1="23.225cm" svg:x2="10.207cm" svg:y2="24.495cm">
          <text:p/>
        </draw:line>
        <draw:line draw:style-name="gr2" draw:text-style-name="P1" draw:layer="layout" svg:x1="10.207cm" svg:y1="25.13cm" svg:x2="10.207cm" svg:y2="2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ve user</meta:initial-creator>
    <meta:creation-date>2011-07-29T01:24:44</meta:creation-date>
    <dc:date>2011-07-29T02:30:57</dc:date>
    <dc:creator>Live user</dc:creator>
    <meta:editing-duration>PT00H16M09S</meta:editing-duration>
    <meta:editing-cycles>4</meta:editing-cycles>
    <meta:generator>OpenOffice.org/3.2$Linux OpenOffice.org_project/320m12$Build-9483</meta:generator>
    <meta:document-statistic meta:object-count="19"/>
  </office:meta>
</office:document-meta>
</file>